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7514in" fo:margin-left="0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2.6375in"/>
    </style:style>
    <style:style style:name="RegularSustainableConsumption.C" style:family="table-column">
      <style:table-column-properties style:column-width="1.1917in"/>
    </style:style>
    <style:style style:name="RegularSustainableConsumption.D" style:family="table-column">
      <style:table-column-properties style:column-width="1.2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4d661" officeooo:paragraph-rsid="0034d661"/>
    </style:style>
    <style:style style:name="P9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0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1" style:family="paragraph" style:parent-style-name="Table_20_Contents">
      <style:text-properties officeooo:rsid="003c4738" officeooo:paragraph-rsid="003c4738"/>
    </style:style>
    <style:style style:name="P12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3" style:family="paragraph" style:parent-style-name="Table_20_Contents">
      <style:text-properties officeooo:rsid="003c5a26" officeooo:paragraph-rsid="003c5a26"/>
    </style:style>
    <style:style style:name="P14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5" style:family="paragraph" style:parent-style-name="Table_20_Contents">
      <style:text-properties officeooo:rsid="003d8d9f" officeooo:paragraph-rsid="003d8d9f"/>
    </style:style>
    <style:style style:name="P16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2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3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4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5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6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7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8" style:family="paragraph" style:parent-style-name="Table_20_Contents">
      <style:text-properties officeooo:rsid="004a4726" officeooo:paragraph-rsid="004a4726"/>
    </style:style>
    <style:style style:name="P29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0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2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4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5" style:family="paragraph" style:parent-style-name="Table_20_Contents">
      <style:text-properties officeooo:rsid="004d9368" officeooo:paragraph-rsid="004d9368"/>
    </style:style>
    <style:style style:name="P36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7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3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0" style:family="paragraph" style:parent-style-name="Table_20_Contents">
      <style:text-properties officeooo:rsid="00516023" officeooo:paragraph-rsid="00516023"/>
    </style:style>
    <style:style style:name="P41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2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44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P45" style:family="paragraph" style:parent-style-name="Table_20_Contents">
      <style:text-properties officeooo:rsid="00568d73" officeooo:paragraph-rsid="00568d73"/>
    </style:style>
    <style:style style:name="P46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47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48" style:family="paragraph" style:parent-style-name="Text_20_body">
      <style:text-properties officeooo:rsid="0015ad55" officeooo:paragraph-rsid="00170db2"/>
    </style:style>
    <style:style style:name="P49" style:family="paragraph" style:parent-style-name="Text_20_body">
      <style:text-properties officeooo:rsid="00170db2" officeooo:paragraph-rsid="00183d96"/>
    </style:style>
    <style:style style:name="P50" style:family="paragraph" style:parent-style-name="Text_20_body">
      <style:text-properties officeooo:rsid="0019dba6" officeooo:paragraph-rsid="001f1b95"/>
    </style:style>
    <style:style style:name="P51" style:family="paragraph" style:parent-style-name="Text_20_body">
      <style:text-properties officeooo:rsid="001a99d4" officeooo:paragraph-rsid="001a99d4"/>
    </style:style>
    <style:style style:name="P52" style:family="paragraph" style:parent-style-name="Text_20_body">
      <style:text-properties officeooo:rsid="001fe14d" officeooo:paragraph-rsid="001fe14d"/>
    </style:style>
    <style:style style:name="P53" style:family="paragraph" style:parent-style-name="Table_20_Heading">
      <style:text-properties officeooo:rsid="0020692e" officeooo:paragraph-rsid="0020692e"/>
    </style:style>
    <style:style style:name="P54" style:family="paragraph" style:parent-style-name="Table_20_Heading">
      <style:text-properties officeooo:rsid="003f505a" officeooo:paragraph-rsid="003f505a"/>
    </style:style>
    <style:style style:name="P55" style:family="paragraph" style:parent-style-name="Footnote">
      <style:text-properties officeooo:rsid="002808c2" officeooo:paragraph-rsid="002808c2"/>
    </style:style>
    <style:style style:name="P56" style:family="paragraph" style:parent-style-name="Footnote">
      <style:text-properties officeooo:rsid="00290ba6" officeooo:paragraph-rsid="00290ba6"/>
    </style:style>
    <style:style style:name="P57" style:family="paragraph" style:parent-style-name="Footnote">
      <style:text-properties officeooo:rsid="002c027a" officeooo:paragraph-rsid="002c027a"/>
    </style:style>
    <style:style style:name="P58" style:family="paragraph" style:parent-style-name="Footnote">
      <style:text-properties officeooo:rsid="002e3dc2" officeooo:paragraph-rsid="002e3dc2"/>
    </style:style>
    <style:style style:name="P59" style:family="paragraph" style:parent-style-name="Footnote">
      <style:text-properties officeooo:rsid="00333698" officeooo:paragraph-rsid="00333698"/>
    </style:style>
    <style:style style:name="P60" style:family="paragraph" style:parent-style-name="Footnote">
      <style:text-properties officeooo:rsid="0033ebec" officeooo:paragraph-rsid="0033ebec"/>
    </style:style>
    <style:style style:name="P61" style:family="paragraph" style:parent-style-name="Table">
      <style:paragraph-properties fo:keep-with-next="always"/>
    </style:style>
    <style:style style:name="P62" style:family="paragraph" style:parent-style-name="Text_20_body">
      <style:text-properties officeooo:rsid="00170db2" officeooo:paragraph-rsid="0058ba67"/>
    </style:style>
    <style:style style:name="P63" style:family="paragraph" style:parent-style-name="Text_20_body">
      <style:text-properties officeooo:rsid="0015ad55" officeooo:paragraph-rsid="0015ad55"/>
    </style:style>
    <style:style style:name="P64" style:family="paragraph" style:parent-style-name="Text_20_body">
      <style:text-properties officeooo:rsid="0058ba67" officeooo:paragraph-rsid="0058ba67"/>
    </style:style>
    <style:style style:name="P65" style:family="paragraph" style:parent-style-name="Heading_20_1">
      <style:text-properties officeooo:rsid="001fe14d" officeooo:paragraph-rsid="001fe14d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374e"/>
    </style:style>
    <style:style style:name="T12" style:family="text">
      <style:text-properties officeooo:rsid="00316ac7"/>
    </style:style>
    <style:style style:name="T13" style:family="text">
      <style:text-properties officeooo:rsid="00333698"/>
    </style:style>
    <style:style style:name="T14" style:family="text">
      <style:text-properties officeooo:rsid="0033ebec"/>
    </style:style>
    <style:style style:name="T15" style:family="text">
      <style:text-properties officeooo:rsid="00350fe6"/>
    </style:style>
    <style:style style:name="T16" style:family="text">
      <style:text-properties officeooo:rsid="0036e50a"/>
    </style:style>
    <style:style style:name="T17" style:family="text">
      <style:text-properties officeooo:rsid="00433366"/>
    </style:style>
    <style:style style:name="T18" style:family="text">
      <style:text-properties officeooo:rsid="00434424"/>
    </style:style>
    <style:style style:name="T19" style:family="text">
      <style:text-properties officeooo:rsid="0045ff25"/>
    </style:style>
    <style:style style:name="T20" style:family="text">
      <style:text-properties officeooo:rsid="004bea4f"/>
    </style:style>
    <style:style style:name="T21" style:family="text">
      <style:text-properties officeooo:rsid="005206bb"/>
    </style:style>
    <style:style style:name="T22" style:family="text">
      <style:text-properties officeooo:rsid="0052f007"/>
    </style:style>
    <style:style style:name="T23" style:family="text">
      <style:text-properties officeooo:rsid="0058ba67"/>
    </style:style>
    <style:style style:name="T24" style:family="text">
      <style:text-properties officeooo:rsid="005a6032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h text:style-name="Heading_20_1" text:outline-level="1">Who am I?</text:h>
      <text:p text:style-name="P63">I am a young person seeking to understand what it means to be human. I feel <text:span text:style-name="T4">that at present</text:span> I am <text:span text:style-name="T4">moving</text:span> from <text:span text:style-name="T12">a</text:span> convergence<text:note text:id="ftn1" text:note-class="footnote"><text:note-citation>1</text:note-citation><text:note-body><text:p text:style-name="P55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2">phase </text:span>over to divergence, <text:span text:style-name="T9">bringing in a better focus into my life</text:span>.</text:p>
      <text:h text:style-name="Heading_20_1" text:outline-level="1">How do I describe myself in a few keywords?</text:h>
      <text:p text:style-name="P64">Degrowth, <text:span text:style-name="T24">S</text:span>ustainable <text:span text:style-name="T24">C</text:span>onsumption, <text:span text:style-name="T24">U</text:span>buntu, <text:span text:style-name="T24">Linux,</text:span> <text:span text:style-name="T24">O</text:span>pen-<text:span text:style-name="T24">S</text:span>ource, <text:span text:style-name="T24">G</text:span>uitar, <text:span text:style-name="T24">V</text:span>oluntary <text:span text:style-name="T24">S</text:span>implicity, <text:span text:style-name="T24">Minimalism,</text:span> <text:span text:style-name="T24">P</text:span>odcasts, <text:span text:style-name="T24">C</text:span>ommunication, <text:span text:style-name="T24">L</text:span>anguages</text:p>
      <text:h text:style-name="Heading_20_1" text:outline-level="1">Why this website?</text:h>
      <text:p text:style-name="P51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55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48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56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56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56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56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56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56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56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56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62"><text:span text:style-name="T5">I came to realise that my personal main principle in life is to realise my fullest potential. In other words, whatever I do, I want to strive towards doing it the best way I can with my fullest awareness and focus. Reversely, I don’t do things where I feel that I am not acting according to my fullest potential.</text:span></text:p>
      <text:p text:style-name="P62"><text:span text:style-name="T23">A morning routine is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3">re</text:span> vinegar. <text:span text:style-name="T3">I make myself </text:span>a good coffee <text:span text:style-name="T3">and go </text:span>through my <text:span text:style-name="T3">web bookmark folder that contains a list of daily </text:span><text:soft-page-break/><text:span text:style-name="T3">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49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59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of calming it down. I go to </text:span>bed around 10:00 PM to maintain a decent sleep cycle. And very important <text:span text:style-name="T3">— I </text:span>make the weekends different from my weekly routine.</text:p>
      <text:h text:style-name="P65" text:outline-level="1">What am I <text:span text:style-name="T14">a little bit </text:span>proud of?</text:h>
      <text:p text:style-name="P52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57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57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50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60">At present this table only includes things I consume in my private life and exludes things I consume at work.</text:p></text:note-body></text:note></text:span><text:span text:style-name="T6">.</text:span></text:p>
      <text:p text:style-name="P61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3">Product</text:p>
          </table:table-cell>
          <table:table-cell table:style-name="RegularSustainableConsumption.B1" office:value-type="string">
            <text:p text:style-name="P54">Utility</text:p>
          </table:table-cell>
          <table:table-cell table:style-name="RegularSustainableConsumption.B1" office:value-type="string">
            <text:p text:style-name="P53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53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45">Free Software Foundation</text:p>
          </table:table-cell>
          <table:table-cell table:style-name="RegularSustainableConsumption.B2" office:value-type="string">
            <text:p text:style-name="P46">They provide some of the most essential GNU software tools that I use on a daily basis without even realising it</text:p>
          </table:table-cell>
          <table:table-cell table:style-name="RegularSustainableConsumption.C2" office:value-type="string">
            <text:p text:style-name="P47">X</text:p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1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2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19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19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8">The Linux distribution that allows me to get my work done efficiently</text:p>
          </table:table-cell>
          <table:table-cell table:style-name="RegularSustainableConsumption.C6" office:value-type="string">
            <text:p text:style-name="P17">X</text:p>
          </table:table-cell>
          <table:table-cell table:style-name="RegularSustainableConsumption.D6" office:value-type="string">
            <text:p text:style-name="P27">X</text:p>
          </table:table-cell>
        </table:table-row>
        <table:table-row>
          <table:table-cell table:style-name="RegularSustainableConsumption.A74" office:value-type="string">
            <text:p text:style-name="P11">Master PDF Editor</text:p>
          </table:table-cell>
          <table:table-cell table:style-name="RegularSustainableConsumption.B7" office:value-type="string">
            <text:p text:style-name="P12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19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19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19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5">An easy to use software application to record desktop screencast<text:span text:style-name="T19">s</text:span></text:p>
          </table:table-cell>
          <table:table-cell table:style-name="RegularSustainableConsumption.C11" office:value-type="string">
            <text:p text:style-name="P26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19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19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3">Authenticator</text:p>
          </table:table-cell>
          <table:table-cell table:style-name="RegularSustainableConsumption.B14" office:value-type="string">
            <text:p text:style-name="P14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5">Autofill</text:p>
          </table:table-cell>
          <table:table-cell table:style-name="RegularSustainableConsumption.B15" office:value-type="string">
            <text:p text:style-name="P16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4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19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0">Brain Pickings</text:p>
          </table:table-cell>
          <table:table-cell table:style-name="RegularSustainableConsumption.B19" office:value-type="string">
            <text:p text:style-name="P41">A beautifully curated website with short stories I love to read aloud</text:p>
          </table:table-cell>
          <table:table-cell table:style-name="RegularSustainableConsumption.C19" office:value-type="string">
            <text:p text:style-name="P42">X</text:p>
          </table:table-cell>
          <table:table-cell table:style-name="RegularSustainableConsumption.D19" office:value-type="string">
            <text:p text:style-name="P42">X</text:p>
          </table:table-cell>
        </table:table-row>
        <table:table-row>
          <table:table-cell table:style-name="RegularSustainableConsumption.A74" office:value-type="string">
            <text:p text:style-name="P35">Google Translate</text:p>
          </table:table-cell>
          <table:table-cell table:style-name="RegularSustainableConsumption.B19" office:value-type="string">
            <text:p text:style-name="P37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6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8">A podcast that makes me laugh and smile</text:p>
          </table:table-cell>
          <table:table-cell table:style-name="RegularSustainableConsumption.C20" office:value-type="string">
            <text:p text:style-name="P17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4">A podcast that entertains me with interesting discussions <text:span text:style-name="T20">about</text:span> Linux</text:p>
          </table:table-cell>
          <table:table-cell table:style-name="RegularSustainableConsumption.C21" office:value-type="string">
            <text:p text:style-name="P33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19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19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19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8">A podcast that makes me think of the days of my childhood</text:p>
          </table:table-cell>
          <table:table-cell table:style-name="RegularSustainableConsumption.C25" office:value-type="string">
            <text:p text:style-name="P17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19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19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19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19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19">Software</text:p>
          </table:table-cell>
          <table:table-cell table:style-name="RegularSustainableConsumption.C30" office:value-type="string">
            <text:p text:style-name="P10">X</text:p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19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39">This software helps me to record and edit all the audio recordings that I use for my projects</text:p>
          </table:table-cell>
          <table:table-cell table:style-name="RegularSustainableConsumption.C32" office:value-type="string">
            <text:p text:style-name="P38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19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19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19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19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19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8">Anoise</text:p>
          </table:table-cell>
          <table:table-cell table:style-name="RegularSustainableConsumption.B38" office:value-type="string">
            <text:p text:style-name="P29">I use this software application to generate sounds that help me work in front of my laptop with more <text:soft-page-break/>calmness</text:p>
          </table:table-cell>
          <table:table-cell table:style-name="RegularSustainableConsumption.C38" office:value-type="string">
            <text:p text:style-name="P30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19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0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9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9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9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9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9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8">Autofill</text:p>
          </table:table-cell>
          <table:table-cell table:style-name="RegularSustainableConsumption.B46" office:value-type="string">
            <text:p text:style-name="P9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9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9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19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1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1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19">Service/ <text:span text:style-name="T15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19"><text:span text:style-name="T15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19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19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19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19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19"><text:span text:style-name="T16">Android </text:span>App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19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19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3">A software application that allows me to open <text:span text:style-name="T17">other </text:span>applications quickly <text:span text:style-name="T18">without the need for a menu</text:span></text:p>
          </table:table-cell>
          <table:table-cell table:style-name="RegularSustainableConsumption.C62" office:value-type="string">
            <text:p text:style-name="P24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19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19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19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19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19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19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19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19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3">Software/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21">org</text:span></text:p>
          </table:table-cell>
          <table:table-cell table:style-name="RegularSustainableConsumption.B72" office:value-type="string">
            <text:p text:style-name="P43">I use this service alongside Archive.is and Webcitation.org to preserve audio <text:s/><text:soft-page-break/>content and websites for the future</text:p>
          </table:table-cell>
          <table:table-cell table:style-name="RegularSustainableConsumption.C72" office:value-type="string">
            <text:p text:style-name="P44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21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2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Heading_20_1" text:outline-level="1">Credits</text:h>
      <text:p text:style-name="P52">I update<text:span text:style-name="T8">d</text:span> this simple website <text:span text:style-name="T8">with</text:span> ♥ <text:span text:style-name="T8">on </text:span><text:span text:style-name="T8"><text:date style:data-style-name="N37" text:date-value="2017-06-13T14:35:27.525466913">06/13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58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3T14:35:27.421054235</dc:date>
    <dc:creator>Robert Orzanna</dc:creator>
    <meta:editing-duration>PT7H20M11S</meta:editing-duration>
    <meta:editing-cycles>84</meta:editing-cycles>
    <meta:generator>LibreOffice/5.3.3.2$Linux_X86_64 LibreOffice_project/30m0$Build-2</meta:generator>
    <dc:subject>Robert Orzanna: Living Life's Fullest Potential</dc:subject>
    <dc:title>Robert Orzanna: Living Life's Fullest Potential</dc:title>
    <dc:description>Degrowth, Sustainable Consumption, Ubuntu, Linux, Open-Source, Guitar, Voluntary Simplicity, Minimalism, Podcasts, Communication, 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Voluntary Simplicity</meta:keyword>
    <meta:keyword>Minimalism</meta:keyword>
    <meta:keyword>Podcasts</meta:keyword>
    <meta:keyword>Communication</meta:keyword>
    <meta:keyword>Languages</meta:keyword>
    <meta:document-statistic meta:table-count="1" meta:image-count="0" meta:object-count="0" meta:page-count="5" meta:paragraph-count="202" meta:word-count="1070" meta:character-count="6509" meta:non-whitespace-character-count="5637"/>
    <meta:user-defined meta:name="viewport">width=device-width, initial-scale=1</meta:user-defined>
  </office:meta>
</office:document-meta>
</file>